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officeooo:paragraph-rsid="0019ca1b"/>
    </style:style>
    <style:style style:name="P2" style:family="paragraph" style:parent-style-name="Standard" style:list-style-name="L2">
      <style:paragraph-properties fo:orphans="2" fo:widows="2"/>
      <style:text-properties officeooo:paragraph-rsid="0019ca1b"/>
    </style:style>
    <style:style style:name="P3" style:family="paragraph" style:parent-style-name="Standard" style:list-style-name="L3">
      <style:paragraph-properties fo:orphans="2" fo:widows="2"/>
      <style:text-properties officeooo:paragraph-rsid="0019ca1b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9ca1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f276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9ca1b" officeooo:paragraph-rsid="0019ca1b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1a8a8b" officeooo:paragraph-rsid="001a8a8b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d6050" officeooo:paragraph-rsid="001d6050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rsid="001e4001" officeooo:paragraph-rsid="001e4001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  <style:style style:name="T2" style:family="text">
      <style:text-properties fo:font-variant="normal" fo:text-transform="none" style:font-name="Roboto" fo:font-size="9.75pt" fo:letter-spacing="normal" fo:font-style="normal" fo:font-weight="normal" officeooo:rsid="001bf276"/>
    </style:style>
    <style:style style:name="T3" style:family="text">
      <style:text-properties fo:font-variant="normal" fo:text-transform="none" style:font-name="Roboto" fo:font-size="9.75pt" fo:letter-spacing="normal" fo:font-style="normal" fo:font-weight="normal" officeooo:rsid="001d60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929068" text:style-name="L1">
        <text:list-item>
          <text:p text:style-name="P1"><text:span text:style-name="T1">q Background. Can you go a level deeper explaining that.</text:span></text:p>
        </text:list-item>
      </text:list>
      <text:p text:style-name="P4"><text:span text:style-name="T1"/></text:p>
      <text:p text:style-name="P4"><text:span text:style-name="T1">I have been working in the field of data scientist a couple of years. I have a lot of industry</text:span></text:p>
      <text:p text:style-name="P4"><text:span text:style-name="T1">experience in performing data analytics, data modeling, data engineering, natural language</text:span></text:p>
      <text:p text:style-name="P4"><text:span text:style-name="T1">processing in production, marketing and advertising area by taking advantage of statistical tools,</text:span></text:p>
      <text:p text:style-name="P4"><text:span text:style-name="T1">machine learning, neural networks and other advanced tools.</text:span></text:p>
      <text:p text:style-name="P4"><text:span text:style-name="T1"/></text:p>
      <text:p text:style-name="P6"><text:span text:style-name="T1">(I have done a couple of meaningful industry projects for several big companies in these years</text:span></text:p>
      <text:p text:style-name="P6"><text:span text:style-name="T1">to help them to catch up on machine learning and big data for achieving their organization goal. For</text:span></text:p>
      <text:p text:style-name="P6"><text:span text:style-name="T1">example, I just finished a predictive analytics project for Shell Oil company in Houston, Texas. That</text:span></text:p>
      <text:p text:style-name="P6"><text:span text:style-name="T1">project was supposed to enhance oil field production and cuts cost by finding optimal well settings</text:span></text:p>
      <text:p text:style-name="P6"><text:span text:style-name="T1">and forecasting equipment failures and some other potential problems.)</text:span></text:p>
      <text:p text:style-name="P6"><text:span text:style-name="T1"/></text:p>
      <text:list xml:id="list3517382822" text:style-name="L2">
        <text:list-item>
          <text:p text:style-name="P2"><text:span text:style-name="T1">q what type of interactions have you had with the client.</text:span></text:p>
        </text:list-item>
      </text:list>
      <text:p text:style-name="P4"><text:span text:style-name="T1"/></text:p>
      <text:p text:style-name="P7"><text:span text:style-name="T1">I have to say. As a senior data scientist, I have much more work to do than just machine learning, deep learning these things. Actually, a senior data scientist is always expected to be an end-to-end data scientist, not just someone with a foundational knowledge of machine learning algorithms. Usually I have to talk with the client to determine what problem they need solved and then develop a use case that is amenable to data science techniques. I also need to advise sales team on whether the <text:s/>company actually pull it off. This often involves <text:s/>estimating how difficult the problem is, determine whether the company has the resources to solve it. Resource I meant here usually is data. Do they really have reserved data </text:span><text:span text:style-name="T2">for the project? These are just part of the job, I <text:s/>am willing to give you more details if you want to know more. </text:span></text:p>
      <text:p text:style-name="P4"><text:span text:style-name="T1"/></text:p>
      <text:p text:style-name="P4"><text:span text:style-name="T1"/></text:p>
      <text:list xml:id="list231116346225215" text:continue-numbering="true" text:style-name="L2">
        <text:list-item>
          <text:p text:style-name="P2"><text:span text:style-name="T1">q how do you manage that relationship if you have bad news for the client? If they respond</text:span></text:p>
        </text:list-item>
      </text:list>
      <text:p text:style-name="P4"><text:span text:style-name="T1">negatively how would you act on that?</text:span></text:p>
      <text:p text:style-name="P4"><text:span text:style-name="T1"/></text:p>
      <text:p text:style-name="P5"><text:span text:style-name="T2">First I will let them know the best and the worst result that might happened. If the bad thing really happened, I will instantly tell them the truth. But before that I would have a make-up plan prepared before delivering the bad news. I will choose to be frank about the bad news. I will explain to them why that happened. Is it caused by </text:span><text:span text:style-name="T3">inevitable factor or something else. I would take my own responsibility and try my best to solve it.</text:span></text:p>
      <text:p text:style-name="P5"><text:span text:style-name="T2"/></text:p>
      <text:p text:style-name="P5"><text:span text:style-name="T1"><text:s/></text:span></text:p>
      <text:list xml:id="list2631035761" text:style-name="L3">
        <text:list-item>
          <text:p text:style-name="P3"><text:span text:style-name="T1">q how would you manage a client that hasn't yet brought into data science, how would you bring them onboard.</text:span></text:p>
        </text:list-item>
      </text:list>
      <text:p text:style-name="P4"><text:span text:style-name="T1"/></text:p>
      <text:p text:style-name="P8"><text:span text:style-name="T1">I will analyze what kind of problem they are facing and ask them what kind of goal for example sales goal or marketing goal they want to achieve. I will find out what kind of data and pipeline they have that enable the deployment of data science. Then I will analyze how their competitors are taking advantage of data science and how they are doing now. <text:s/></text:span></text:p>
      <text:p text:style-name="P4"><text:span text:style-name="T1"/></text:p>
      <text:p text:style-name="P4"><text:span text:style-name="T1"/></text:p>
      <text:list xml:id="list231117716969739" text:continue-numbering="true" text:style-name="L3">
        <text:list-item>
          <text:p text:style-name="P3"><text:span text:style-name="T1">q what are you looking for your next fit? What would you need to be successful.</text:span></text:p>
        </text:list-item>
      </text:list>
      <text:p text:style-name="P4"><text:span text:style-name="T1"/></text:p>
      <text:p text:style-name="P8"><text:span text:style-name="T1">I am looking for a company that I can make contribution to. I already have enough industry experience and know how to work in a <text:s/>big organizations according to my past years’ experience. So now what I need is just a chance, and I really need it. <text:s/></text:span></text:p>
      <text:p text:style-name="P4"><text:span text:style-name="T1"/></text:p>
      <text:list xml:id="list231116582640420" text:continue-numbering="true" text:style-name="L3">
        <text:list-item>
          <text:p text:style-name="P3"><text:span text:style-name="T1">q would you rather join an established team or start a new one from scratch</text:span></text:p>
        </text:list-item>
      </text:list>
      <text:p text:style-name="P4"><text:span text:style-name="T1"/></text:p>
      <text:p text:style-name="P8"><text:span text:style-name="T1">I think I am <text:s/>okay with both kind of companies. As I said, I have worked in <text:s/>different companies before. I know it would be a little bit challenging working for a startup company since you have to build almost everything from scatch, but I enjoy taking the challenge. </text:span></text:p>
      <text:p text:style-name="P4"><text:span text:style-name="T1"/></text:p>
      <text:list xml:id="list231116716304512" text:continue-numbering="true" text:style-name="L3">
        <text:list-header>
          <text:p text:style-name="P3"><text:span text:style-name="T1"/></text:p>
        </text:list-header>
        <text:list-item>
          <text:p text:style-name="P3"><text:soft-page-break/><text:span text:style-name="T1">q are you still hands on?</text:span></text:p>
        </text:list-item>
      </text:list>
      <text:p text:style-name="P4"><text:span text:style-name="T1"/></text:p>
      <text:p text:style-name="P9"><text:span text:style-name="T1">Yes, I still do hands on jobs. You know the industry, especially data science industry changes so fast. Some framework you never know suddenly turns to be trending, so I keep learning new things and do hands on jobs.</text:span></text:p>
      <text:p text:style-name="P4"><text:span text:style-name="T1"/></text:p>
      <text:list xml:id="list231116073548932" text:continue-numbering="true" text:style-name="L3">
        <text:list-item>
          <text:p text:style-name="P3"><text:span text:style-name="T1">q when can you start - do you have another offer or not?</text:span></text:p>
        </text:list-item>
      </text:list>
      <text:p text:style-name="P4"><text:span text:style-name="T1"/></text:p>
      <text:p text:style-name="P9"><text:span text:style-name="T1">I am available now. I dont have another offer n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2:20:26.319685242</meta:creation-date>
    <dc:date>2018-10-10T23:11:15.575615123</dc:date>
    <meta:editing-duration>PT12S</meta:editing-duration>
    <meta:editing-cycles>1</meta:editing-cycles>
    <meta:document-statistic meta:table-count="0" meta:image-count="0" meta:object-count="0" meta:page-count="2" meta:paragraph-count="27" meta:word-count="694" meta:character-count="3812" meta:non-whitespace-character-count="3139"/>
    <meta:generator>LibreOffice/6.0.6.2$Linux_X86_64 LibreOffice_project/00m0$Build-2</meta:generator>
  </office:meta>
</office:document-meta>
</file>